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4_08-30-16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6 E-139-34-49.76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4_10-22-51_000.jpg</text:p>
          </table:table-cell>
          <table:table-cell table:style-name="ce19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5 E-139-34-49.76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4_13-41-43_000.jpg</text:p>
          </table:table-cell>
          <table:table-cell table:style-name="ce19" office:value-type="string">
            <text:p>:bookmemo / 読んだ本 / 『なぜ日本は破綻寸前なのに円高なのか』 / 著者=藤巻健史</text:p>
          </table:table-cell>
          <table:table-cell table:style-name="ce22"/>
          <table:table-cell table:style-name="ce3"/>
          <table:table-cell table:style-name="ce3" office:value-type="string">
            <text:p>N-35-35-28.35 E-139-34-49.43</text:p>
          </table:table-cell>
          <table:table-cell table:style-name="ce29" table:formula="of:=IF([.E4]=&quot;&quot;;[.C4];CONCATENATE([.C4];&quot; / &quot;;[.E4]))" office:value-type="string" office:string-value=":bookmemo / 読んだ本 / 『なぜ日本は破綻寸前なのに円高なのか』 / 著者=藤巻健史">
            <text:p>:bookmemo / 読んだ本 / 『なぜ日本は破綻寸前なのに円高なのか』 / 著者=藤巻健史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4_13-55-21_000.jpg</text:p>
          </table:table-cell>
          <table:table-cell table:style-name="ce19" office:value-type="string">
            <text:p>:m 1-2*5 RES / 245 / 『なぜ日本は破綻寸前なのに円高なのか』　藤巻健史 / p.207</text:p>
          </table:table-cell>
          <table:table-cell table:style-name="ce21"/>
          <table:table-cell table:style-name="ce3"/>
          <table:table-cell table:style-name="ce3" office:value-type="string">
            <text:p>N-35-35-28.53 E-139-34-49.38</text:p>
          </table:table-cell>
          <table:table-cell table:style-name="ce29" table:formula="of:=IF([.E5]=&quot;&quot;;[.C5];CONCATENATE([.C5];&quot; / &quot;;[.E5]))" office:value-type="string" office:string-value=":m 1-2*5 RES / 245 / 『なぜ日本は破綻寸前なのに円高なのか』　藤巻健史 / p.207">
            <text:p>:m 1-2*5 RES / 245 / 『なぜ日本は破綻寸前なのに円高なのか』　藤巻健史 / p.2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1-24_13-56-04_000.jpg</text:p>
          </table:table-cell>
          <table:table-cell table:style-name="ce19" office:value-type="string">
            <text:p>:m 3-4*5 RES / 245 / 『なぜ日本は破綻寸前なのに円高なのか』　藤巻健史 / p.207</text:p>
          </table:table-cell>
          <table:table-cell table:style-name="ce21"/>
          <table:table-cell table:style-name="ce3"/>
          <table:table-cell table:style-name="ce3" office:value-type="string">
            <text:p>N-35-35-28.41 E-139-34-49.76</text:p>
          </table:table-cell>
          <table:table-cell table:style-name="ce29" table:formula="of:=IF([.E6]=&quot;&quot;;[.C6];CONCATENATE([.C6];&quot; / &quot;;[.E6]))" office:value-type="string" office:string-value=":m 3-4*5 RES / 245 / 『なぜ日本は破綻寸前なのに円高なのか』　藤巻健史 / p.207">
            <text:p>:m 3-4*5 RES / 245 / 『なぜ日本は破綻寸前なのに円高なのか』　藤巻健史 / p.2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4_13-56-38_000.jpg</text:p>
          </table:table-cell>
          <table:table-cell table:style-name="ce19" office:value-type="string">
            <text:p>:m 5*5 RES / 245 / 『なぜ日本は破綻寸前なのに円高なのか』　藤巻健史 / p.207</text:p>
          </table:table-cell>
          <table:table-cell table:style-name="ce12"/>
          <table:table-cell table:style-name="ce3"/>
          <table:table-cell table:style-name="ce3" office:value-type="string">
            <text:p>N-35-35-28.86 E-139-34-50.09</text:p>
          </table:table-cell>
          <table:table-cell table:style-name="ce29" table:formula="of:=IF([.E7]=&quot;&quot;;[.C7];CONCATENATE([.C7];&quot; / &quot;;[.E7]))" office:value-type="string" office:string-value=":m 5*5 RES / 245 / 『なぜ日本は破綻寸前なのに円高なのか』　藤巻健史 / p.207">
            <text:p>:m 5*5 RES / 245 / 『なぜ日本は破綻寸前なのに円高なのか』　藤巻健史 / p.2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4_14-37-15_000.jpg</text:p>
          </table:table-cell>
          <table:table-cell table:style-name="ce19" office:value-type="string">
            <text:p>:m 記録 / 身体 / 膝の裏側 / ツボの場所を知るため</text:p>
          </table:table-cell>
          <table:table-cell table:style-name="ce21"/>
          <table:table-cell table:style-name="ce3"/>
          <table:table-cell table:style-name="ce3" office:value-type="string">
            <text:p>N-35-35-28.24 E-139-34-49.54</text:p>
          </table:table-cell>
          <table:table-cell table:style-name="ce29" table:formula="of:=IF([.E8]=&quot;&quot;;[.C8];CONCATENATE([.C8];&quot; / &quot;;[.E8]))" office:value-type="string" office:string-value=":m 記録 / 身体 / 膝の裏側 / ツボの場所を知るため">
            <text:p>:m 記録 / 身体 / 膝の裏側 / ツボの場所を知るた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24_16-00-15_000.jpg</text:p>
          </table:table-cell>
          <table:table-cell table:style-name="ce19" office:value-type="string">
            <text:p>:m 1-2*2 RES / 245 / 『古典場から量子場への道』　高橋康 / p.97</text:p>
          </table:table-cell>
          <table:table-cell table:style-name="ce22"/>
          <table:table-cell table:style-name="ce3"/>
          <table:table-cell table:style-name="ce3" office:value-type="string">
            <text:p>N-35-35-28.7 E-139-34-49.54</text:p>
          </table:table-cell>
          <table:table-cell table:style-name="ce29" table:formula="of:=IF([.E9]=&quot;&quot;;[.C9];CONCATENATE([.C9];&quot; / &quot;;[.E9]))" office:value-type="string" office:string-value=":m 1-2*2 RES / 245 / 『古典場から量子場への道』　高橋康 / p.97">
            <text:p>:m 1-2*2 RES / 245 / 『古典場から量子場への道』　高橋康 / p.9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4_18-13-02_000.jpg</text:p>
          </table:table-cell>
          <table:table-cell table:style-name="ce14" office:value-type="string">
            <text:p>:m music / log / gt / || s.1:f-91.n,k.D,R=1 || s.2:f-91,memo || s.3:f-90,r,R=2 || s.4:f-90,memo,3-notes;4-notes,R=3</text:p>
          </table:table-cell>
          <table:table-cell table:style-name="ce21"/>
          <table:table-cell table:style-name="ce3"/>
          <table:table-cell table:style-name="ce3" office:value-type="string">
            <text:p>N-35-35-28.61 E-139-34-49.38</text:p>
          </table:table-cell>
          <table:table-cell table:style-name="ce29" table:formula="of:=IF([.E10]=&quot;&quot;;[.C10];CONCATENATE([.C10];&quot; / &quot;;[.E10]))" office:value-type="string" office:string-value=":m music / log / gt / || s.1:f-91.n,k.D,R=1 || s.2:f-91,memo || s.3:f-90,r,R=2 || s.4:f-90,memo,3-notes;4-notes,R=3">
            <text:p>:m music / log / gt / || s.1:f-91.n,k.D,R=1 || s.2:f-91,memo || s.3:f-90,r,R=2 || s.4:f-90,memo,3-notes;4-notes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1-24_18-38-09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64 E-139-34-49.6</text:p>
          </table:table-cell>
          <table:table-cell table:style-name="ce29" table:formula="of:=IF([.E11]=&quot;&quot;;[.C11];CONCATENATE([.C11];&quot; / &quot;;[.E11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24_18-38-13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21"/>
          <table:table-cell table:style-name="ce3"/>
          <table:table-cell table:style-name="ce3" office:value-type="string">
            <text:p>N-35-35-28.66 E-139-34-49.43</text:p>
          </table:table-cell>
          <table:table-cell table:style-name="ce29" table:formula="of:=IF([.E12]=&quot;&quot;;[.C12];CONCATENATE([.C12];&quot; / &quot;;[.E12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24_18-38-36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5 E-139-34-49.43</text:p>
          </table:table-cell>
          <table:table-cell table:style-name="ce29" table:formula="of:=IF([.E13]=&quot;&quot;;[.C13];CONCATENATE([.C13];&quot; / &quot;;[.E13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1-24_18-40-49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21"/>
          <table:table-cell table:style-name="ce3"/>
          <table:table-cell table:style-name="ce3" office:value-type="string">
            <text:p>N-35-35-28.5 E-139-34-49.49</text:p>
          </table:table-cell>
          <table:table-cell table:style-name="ce29" table:formula="of:=IF([.E14]=&quot;&quot;;[.C14];CONCATENATE([.C14];&quot; / &quot;;[.E14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1-24_18-41-20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5 E-139-34-49.49</text:p>
          </table:table-cell>
          <table:table-cell table:style-name="ce29" table:formula="of:=IF([.E15]=&quot;&quot;;[.C15];CONCATENATE([.C15];&quot; / &quot;;[.E15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1-24_18-44-52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21"/>
          <table:table-cell table:style-name="ce3"/>
          <table:table-cell table:style-name="ce3" office:value-type="string">
            <text:p>N-35-35-28.5 E-139-34-49.49</text:p>
          </table:table-cell>
          <table:table-cell table:style-name="ce29" table:formula="of:=IF([.E16]=&quot;&quot;;[.C16];CONCATENATE([.C16];&quot; / &quot;;[.E16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1-24_18-46-47_000.jpg</text:p>
          </table:table-cell>
          <table:table-cell table:style-name="ce14" office:value-type="string">
            <text:p>:m 東和 PHOTO / 191125m / 新高円寺駅 / 新高円寺プロジェクト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4 E-139-34-49.65</text:p>
          </table:table-cell>
          <table:table-cell table:style-name="ce29" table:formula="of:=IF([.E17]=&quot;&quot;;[.C17];CONCATENATE([.C17];&quot; / &quot;;[.E17]))" office:value-type="string" office:string-value=":m 東和 PHOTO / 191125m / 新高円寺駅 / 新高円寺プロジェクト / １名 / ホクシン設備（合田工務店） / 資料">
            <text:p>:m 東和 PHOTO / 191125m / 新高円寺駅 / 新高円寺プロジェクト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1-24_20-49-42_000.jpg</text:p>
          </table:table-cell>
          <table:table-cell table:style-name="ce6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37 E-139-34-49.54</text:p>
          </table:table-cell>
          <table:table-cell table:style-name="ce29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1-24_22-29-47_000.jpg</text:p>
          </table:table-cell>
          <table:table-cell table:style-name="ce6" office:value-type="string">
            <text:p>:m Other / やること / 寝る前 / 通常</text:p>
          </table:table-cell>
          <table:table-cell table:style-name="ce3"/>
          <table:table-cell table:style-name="ce3"/>
          <table:table-cell table:style-name="ce3" office:value-type="string">
            <text:p>N-35-35-28.48 E-139-34-49.54</text:p>
          </table:table-cell>
          <table:table-cell table:style-name="ce29" table:formula="of:=IF([.E19]=&quot;&quot;;[.C19];CONCATENATE([.C19];&quot; / &quot;;[.E19]))" office:value-type="string" office:string-value=":m Other / やること / 寝る前 / 通常">
            <text:p>:m Other / やること / 寝る前 / 通常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1-25_04-06-01_000.jpg</text:p>
          </table:table-cell>
          <table:table-cell table:style-name="ce19" office:value-type="string">
            <text:p>:m 記録 / 身体 / 左側、鎖骨 / 擦傷、塞がってはいない</text:p>
          </table:table-cell>
          <table:table-cell table:style-name="ce3"/>
          <table:table-cell table:style-name="ce3"/>
          <table:table-cell table:style-name="ce3" office:value-type="string">
            <text:p>N-35-35-28.48 E-139-34-49.38</text:p>
          </table:table-cell>
          <table:table-cell table:style-name="ce29" table:formula="of:=IF([.E20]=&quot;&quot;;[.C20];CONCATENATE([.C20];&quot; / &quot;;[.E20]))" office:value-type="string" office:string-value=":m 記録 / 身体 / 左側、鎖骨 / 擦傷、塞がってはいない">
            <text:p>:m 記録 / 身体 / 左側、鎖骨 / 擦傷、塞がってはいな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1-25_04-52-57_000.jpg</text:p>
          </table:table-cell>
          <table:table-cell table:style-name="ce19" office:value-type="string">
            <text:p>:m 食べた物　間食 / 味噌スープ</text:p>
          </table:table-cell>
          <table:table-cell table:style-name="ce21"/>
          <table:table-cell table:style-name="ce3"/>
          <table:table-cell table:style-name="ce3" office:value-type="string">
            <text:p>N-35-35-28.38 E-139-34-49.87</text:p>
          </table:table-cell>
          <table:table-cell table:style-name="ce29" table:formula="of:=IF([.E21]=&quot;&quot;;[.C21];CONCATENATE([.C21];&quot; / &quot;;[.E21]))" office:value-type="string" office:string-value=":m 食べた物　間食 / 味噌スープ">
            <text:p>:m 食べた物　間食 / 味噌スープ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1-25_05-26-38_000.jpg</text:p>
          </table:table-cell>
          <table:table-cell table:style-name="ce14" office:value-type="string">
            <text:p>:m 東和 PHOTO / 191125m / 新高円寺駅 / 新高円寺プロジェクト / １名 / ホクシン設備（合田工務店） / 出発時間 / N-35-35-28.68 E-139-34-50.09</text:p>
          </table:table-cell>
          <table:table-cell table:style-name="ce21"/>
          <table:table-cell table:style-name="ce3" table:formula="of:=[.F22]" office:value-type="string" office:string-value="N-35-35-28.68 E-139-34-50.09">
            <text:p>N-35-35-28.68 E-139-34-50.09</text:p>
          </table:table-cell>
          <table:table-cell table:style-name="ce3" office:value-type="string">
            <text:p>N-35-35-28.68 E-139-34-50.09</text:p>
          </table:table-cell>
          <table:table-cell table:style-name="ce29" table:formula="of:=IF([.E22]=&quot;&quot;;[.C22];CONCATENATE([.C22];&quot; / &quot;;[.E22]))" office:value-type="string" office:string-value=":m 東和 PHOTO / 191125m / 新高円寺駅 / 新高円寺プロジェクト / １名 / ホクシン設備（合田工務店） / 出発時間 / N-35-35-28.68 E-139-34-50.09 / N-35-35-28.68 E-139-34-50.09">
            <text:p>:m 東和 PHOTO / 191125m / 新高円寺駅 / 新高円寺プロジェクト / １名 / ホクシン設備（合田工務店） / 出発時間 / N-35-35-28.68 E-139-34-50.09 / N-35-35-28.68 E-139-34-50.09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1-25_07-01-59_000.jpg</text:p>
          </table:table-cell>
          <table:table-cell table:style-name="ce19" office:value-type="string">
            <text:p>:PHOTO 記録しておきたいもの / @新高円寺駅、東和現場への途中 / 店舗用の区画、入口 / 「裁判中」 / N-35-41-50.98 E-139-38-34.71</text:p>
          </table:table-cell>
          <table:table-cell table:style-name="ce12"/>
          <table:table-cell table:style-name="ce3" table:formula="of:=[.F23]" office:value-type="string" office:string-value="N-35-41-50.98 E-139-38-34.71">
            <text:p>N-35-41-50.98 E-139-38-34.71</text:p>
          </table:table-cell>
          <table:table-cell table:style-name="ce3" office:value-type="string">
            <text:p>N-35-41-50.98 E-139-38-34.71</text:p>
          </table:table-cell>
          <table:table-cell table:style-name="ce29" table:formula="of:=IF([.E23]=&quot;&quot;;[.C23];CONCATENATE([.C23];&quot; / &quot;;[.E23]))" office:value-type="string" office:string-value=":PHOTO 記録しておきたいもの / @新高円寺駅、東和現場への途中 / 店舗用の区画、入口 / 「裁判中」 / N-35-41-50.98 E-139-38-34.71 / N-35-41-50.98 E-139-38-34.71">
            <text:p>:PHOTO 記録しておきたいもの / @新高円寺駅、東和現場への途中 / 店舗用の区画、入口 / 「裁判中」 / N-35-41-50.98 E-139-38-34.71 / N-35-41-50.98 E-139-38-34.7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1-25_07-05-12_000.jpg</text:p>
          </table:table-cell>
          <table:table-cell table:style-name="ce14" office:value-type="string">
            <text:p>:m 東和 PHOTO / 191125m / 新高円寺駅 / 新高円寺プロジェクト / １名 / ホクシン設備（合田工務店） / 現場状況 / N-35-41-51.61 E-139-38-33.28</text:p>
          </table:table-cell>
          <table:table-cell table:style-name="ce3"/>
          <table:table-cell table:style-name="ce3" table:formula="of:=[.F24]" office:value-type="string" office:string-value="N-35-41-51.61 E-139-38-33.28">
            <text:p>N-35-41-51.61 E-139-38-33.28</text:p>
          </table:table-cell>
          <table:table-cell table:style-name="ce3" office:value-type="string">
            <text:p>N-35-41-51.61 E-139-38-33.28</text:p>
          </table:table-cell>
          <table:table-cell table:style-name="ce29" table:formula="of:=IF([.E24]=&quot;&quot;;[.C24];CONCATENATE([.C24];&quot; / &quot;;[.E24]))" office:value-type="string" office:string-value=":m 東和 PHOTO / 191125m / 新高円寺駅 / 新高円寺プロジェクト / １名 / ホクシン設備（合田工務店） / 現場状況 / N-35-41-51.61 E-139-38-33.28 / N-35-41-51.61 E-139-38-33.28">
            <text:p>:m 東和 PHOTO / 191125m / 新高円寺駅 / 新高円寺プロジェクト / １名 / ホクシン設備（合田工務店） / 現場状況 / N-35-41-51.61 E-139-38-33.28 / N-35-41-51.61 E-139-38-33.2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1-25_07-05-15_000.jpg</text:p>
          </table:table-cell>
          <table:table-cell table:style-name="ce14" office:value-type="string">
            <text:p>:m 東和 PHOTO / 191125m / 新高円寺駅 / 新高円寺プロジェクト / １名 / ホクシン設備（合田工務店） / 現場状況 / N-35-41-51.61 E-139-38-33.28</text:p>
          </table:table-cell>
          <table:table-cell table:style-name="ce3"/>
          <table:table-cell table:style-name="ce3" table:formula="of:=[.F25]" office:value-type="string" office:string-value="N-35-41-51.61 E-139-38-33.28">
            <text:p>N-35-41-51.61 E-139-38-33.28</text:p>
          </table:table-cell>
          <table:table-cell table:style-name="ce3" office:value-type="string">
            <text:p>N-35-41-51.61 E-139-38-33.28</text:p>
          </table:table-cell>
          <table:table-cell table:style-name="ce29" table:formula="of:=IF([.E25]=&quot;&quot;;[.C25];CONCATENATE([.C25];&quot; / &quot;;[.E25]))" office:value-type="string" office:string-value=":m 東和 PHOTO / 191125m / 新高円寺駅 / 新高円寺プロジェクト / １名 / ホクシン設備（合田工務店） / 現場状況 / N-35-41-51.61 E-139-38-33.28 / N-35-41-51.61 E-139-38-33.28">
            <text:p>:m 東和 PHOTO / 191125m / 新高円寺駅 / 新高円寺プロジェクト / １名 / ホクシン設備（合田工務店） / 現場状況 / N-35-41-51.61 E-139-38-33.28 / N-35-41-51.61 E-139-38-33.2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1-25_15-58-00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54 E-139-38-33.28</text:p>
          </table:table-cell>
          <table:table-cell table:style-name="ce3"/>
          <table:table-cell table:style-name="ce3" table:formula="of:=[.F26]" office:value-type="string" office:string-value="N-35-41-51.54 E-139-38-33.28">
            <text:p>N-35-41-51.54 E-139-38-33.28</text:p>
          </table:table-cell>
          <table:table-cell table:style-name="ce3" office:value-type="string">
            <text:p>N-35-41-51.54 E-139-38-33.28</text:p>
          </table:table-cell>
          <table:table-cell table:style-name="ce29" table:formula="of:=IF([.E26]=&quot;&quot;;[.C26];CONCATENATE([.C26];&quot; / &quot;;[.E26]))" office:value-type="string" office:string-value="JVEMV6 52#2 / 52. 自然観察 / 2. grass / field_photos / 雑草、草本、花 / @東和現場、敷地内、通用口下、新高円寺駅 / 葉、花 / / N-35-41-51.54 E-139-38-33.28 / N-35-41-51.54 E-139-38-33.28">
            <text:p>JVEMV6 52#2 / 52. 自然観察 / 2. grass / field_photos / 雑草、草本、花 / @東和現場、敷地内、通用口下、新高円寺駅 / 葉、花 / / N-35-41-51.54 E-139-38-33.28 / N-35-41-51.54 E-139-38-33.2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1-25_15-58-03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53 E-139-38-33.28</text:p>
          </table:table-cell>
          <table:table-cell table:style-name="ce22"/>
          <table:table-cell table:style-name="ce3" table:formula="of:=[.F27]" office:value-type="string" office:string-value="N-35-41-51.53 E-139-38-33.28">
            <text:p>N-35-41-51.53 E-139-38-33.28</text:p>
          </table:table-cell>
          <table:table-cell table:style-name="ce3" office:value-type="string">
            <text:p>N-35-41-51.53 E-139-38-33.28</text:p>
          </table:table-cell>
          <table:table-cell table:style-name="ce29" table:formula="of:=IF([.E27]=&quot;&quot;;[.C27];CONCATENATE([.C27];&quot; / &quot;;[.E27]))" office:value-type="string" office:string-value="JVEMV6 52#2 / 52. 自然観察 / 2. grass / field_photos / 雑草、草本、花 / @東和現場、敷地内、通用口下、新高円寺駅 / 葉、花 / / N-35-41-51.53 E-139-38-33.28 / N-35-41-51.53 E-139-38-33.28">
            <text:p>JVEMV6 52#2 / 52. 自然観察 / 2. grass / field_photos / 雑草、草本、花 / @東和現場、敷地内、通用口下、新高円寺駅 / 葉、花 / / N-35-41-51.53 E-139-38-33.28 / N-35-41-51.53 E-139-38-33.28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1-25_15-58-11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54 E-139-38-33.12</text:p>
          </table:table-cell>
          <table:table-cell table:style-name="ce21"/>
          <table:table-cell table:style-name="ce3" table:formula="of:=[.F28]" office:value-type="string" office:string-value="N-35-41-51.54 E-139-38-33.12">
            <text:p>N-35-41-51.54 E-139-38-33.12</text:p>
          </table:table-cell>
          <table:table-cell table:style-name="ce3" office:value-type="string">
            <text:p>N-35-41-51.54 E-139-38-33.12</text:p>
          </table:table-cell>
          <table:table-cell table:style-name="ce29" table:formula="of:=IF([.E28]=&quot;&quot;;[.C28];CONCATENATE([.C28];&quot; / &quot;;[.E28]))" office:value-type="string" office:string-value="JVEMV6 52#2 / 52. 自然観察 / 2. grass / field_photos / 雑草、草本、花 / @東和現場、敷地内、通用口下、新高円寺駅 / 葉、花 / / N-35-41-51.54 E-139-38-33.12 / N-35-41-51.54 E-139-38-33.12">
            <text:p>JVEMV6 52#2 / 52. 自然観察 / 2. grass / field_photos / 雑草、草本、花 / @東和現場、敷地内、通用口下、新高円寺駅 / 葉、花 / / N-35-41-51.54 E-139-38-33.12 / N-35-41-51.54 E-139-38-33.1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1-25_15-58-19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61 E-139-38-33.12</text:p>
          </table:table-cell>
          <table:table-cell table:style-name="ce21"/>
          <table:table-cell table:style-name="ce3" table:formula="of:=[.F29]" office:value-type="string" office:string-value="N-35-41-51.61 E-139-38-33.12">
            <text:p>N-35-41-51.61 E-139-38-33.12</text:p>
          </table:table-cell>
          <table:table-cell table:style-name="ce3" office:value-type="string">
            <text:p>N-35-41-51.61 E-139-38-33.12</text:p>
          </table:table-cell>
          <table:table-cell table:style-name="ce29" table:formula="of:=IF([.E29]=&quot;&quot;;[.C29];CONCATENATE([.C29];&quot; / &quot;;[.E29]))" office:value-type="string" office:string-value="JVEMV6 52#2 / 52. 自然観察 / 2. grass / field_photos / 雑草、草本、花 / @東和現場、敷地内、通用口下、新高円寺駅 / 葉、花 / / N-35-41-51.61 E-139-38-33.12 / N-35-41-51.61 E-139-38-33.12">
            <text:p>JVEMV6 52#2 / 52. 自然観察 / 2. grass / field_photos / 雑草、草本、花 / @東和現場、敷地内、通用口下、新高円寺駅 / 葉、花 / / N-35-41-51.61 E-139-38-33.12 / N-35-41-51.61 E-139-38-33.1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1-25_15-58-28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61 E-139-38-33.12</text:p>
          </table:table-cell>
          <table:table-cell table:style-name="ce12"/>
          <table:table-cell table:style-name="ce3" table:formula="of:=[.F30]" office:value-type="string" office:string-value="N-35-41-51.61 E-139-38-33.12">
            <text:p>N-35-41-51.61 E-139-38-33.12</text:p>
          </table:table-cell>
          <table:table-cell table:style-name="ce3" office:value-type="string">
            <text:p>N-35-41-51.61 E-139-38-33.12</text:p>
          </table:table-cell>
          <table:table-cell table:style-name="ce29" table:formula="of:=IF([.E30]=&quot;&quot;;[.C30];CONCATENATE([.C30];&quot; / &quot;;[.E30]))" office:value-type="string" office:string-value="JVEMV6 52#2 / 52. 自然観察 / 2. grass / field_photos / 雑草、草本、花 / @東和現場、敷地内、通用口下、新高円寺駅 / 葉、花 / / N-35-41-51.61 E-139-38-33.12 / N-35-41-51.61 E-139-38-33.12">
            <text:p>JVEMV6 52#2 / 52. 自然観察 / 2. grass / field_photos / 雑草、草本、花 / @東和現場、敷地内、通用口下、新高円寺駅 / 葉、花 / / N-35-41-51.61 E-139-38-33.12 / N-35-41-51.61 E-139-38-33.1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1-25_15-58-29_000.jpg</text:p>
          </table:table-cell>
          <table:table-cell table:style-name="ce19" office:value-type="string">
            <text:p>JVEMV6 52#2 / 52. 自然観察 / 2. grass / field_photos / 雑草、草本、花 / @東和現場、敷地内、通用口下、新高円寺駅 / 葉、花 / / N-35-41-51.6 E-139-38-33.06</text:p>
          </table:table-cell>
          <table:table-cell table:style-name="ce3"/>
          <table:table-cell table:style-name="ce3" table:formula="of:=[.F31]" office:value-type="string" office:string-value="N-35-41-51.6 E-139-38-33.06">
            <text:p>N-35-41-51.6 E-139-38-33.06</text:p>
          </table:table-cell>
          <table:table-cell table:style-name="ce3" office:value-type="string">
            <text:p>N-35-41-51.6 E-139-38-33.06</text:p>
          </table:table-cell>
          <table:table-cell table:style-name="ce29" table:formula="of:=IF([.E31]=&quot;&quot;;[.C31];CONCATENATE([.C31];&quot; / &quot;;[.E31]))" office:value-type="string" office:string-value="JVEMV6 52#2 / 52. 自然観察 / 2. grass / field_photos / 雑草、草本、花 / @東和現場、敷地内、通用口下、新高円寺駅 / 葉、花 / / N-35-41-51.6 E-139-38-33.06 / N-35-41-51.6 E-139-38-33.06">
            <text:p>JVEMV6 52#2 / 52. 自然観察 / 2. grass / field_photos / 雑草、草本、花 / @東和現場、敷地内、通用口下、新高円寺駅 / 葉、花 / / N-35-41-51.6 E-139-38-33.06 / N-35-41-51.6 E-139-38-33.0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19-11-25_18-40-44_000.jpg</text:p>
          </table:table-cell>
          <table:table-cell table:style-name="ce14" office:value-type="string">
            <text:p>:m 東和 PHOTO / 191125m / 新高円寺駅 / 新高円寺プロジェクト / １名 / ホクシン設備（合田工務店） / 日報</text:p>
          </table:table-cell>
          <table:table-cell table:style-name="ce3"/>
          <table:table-cell table:style-name="ce3"/>
          <table:table-cell table:style-name="ce3" office:value-type="string">
            <text:p>N-35-35-28.45 E-139-34-49.11</text:p>
          </table:table-cell>
          <table:table-cell table:style-name="ce29" table:formula="of:=IF([.E32]=&quot;&quot;;[.C32];CONCATENATE([.C32];&quot; / &quot;;[.E32]))" office:value-type="string" office:string-value=":m 東和 PHOTO / 191125m / 新高円寺駅 / 新高円寺プロジェクト / １名 / ホクシン設備（合田工務店） / 日報">
            <text:p>:m 東和 PHOTO / 191125m / 新高円寺駅 / 新高円寺プロジェクト / １名 / ホクシン設備（合田工務店） / 日報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19-11-25_18-51-59_000.jpg</text:p>
          </table:table-cell>
          <table:table-cell table:style-name="ce6" office:value-type="string">
            <text:p>:m Other / やること / 寝る前 / 東和、帰宅時</text:p>
          </table:table-cell>
          <table:table-cell table:style-name="ce3"/>
          <table:table-cell table:style-name="ce3"/>
          <table:table-cell table:style-name="ce3" office:value-type="string">
            <text:p>N-35-35-29.67 E-139-34-49.05</text:p>
          </table:table-cell>
          <table:table-cell table:style-name="ce29" table:formula="of:=IF([.E33]=&quot;&quot;;[.C33];CONCATENATE([.C33];&quot; / &quot;;[.E33]))" office:value-type="string" office:string-value=":m Other / やること / 寝る前 / 東和、帰宅時">
            <text:p>:m Other / やること / 寝る前 / 東和、帰宅時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19-11-25_21-00-55_000.jpg</text:p>
          </table:table-cell>
          <table:table-cell table:style-name="ce6" office:value-type="string">
            <text:p>:m Other / やること / 食事の支度 / 昼食</text:p>
          </table:table-cell>
          <table:table-cell table:style-name="ce3"/>
          <table:table-cell table:style-name="ce3"/>
          <table:table-cell table:style-name="ce3" office:value-type="string">
            <text:p>N-35-35-28.89 E-139-34-49.49</text:p>
          </table:table-cell>
          <table:table-cell table:style-name="ce29" table:formula="of:=IF([.E34]=&quot;&quot;;[.C34];CONCATENATE([.C34];&quot; / &quot;;[.E34]))" office:value-type="string" office:string-value=":m Other / やること / 食事の支度 / 昼食">
            <text:p>:m Other / やること / 食事の支度 / 昼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19-11-25_21-01-03_000.jpg</text:p>
          </table:table-cell>
          <table:table-cell table:style-name="ce6" office:value-type="string">
            <text:p>:m Other / やること / 朝、台所での支度 / 東和の仕事の日</text:p>
          </table:table-cell>
          <table:table-cell table:style-name="ce3"/>
          <table:table-cell table:style-name="ce3"/>
          <table:table-cell table:style-name="ce3" office:value-type="string">
            <text:p>N-35-35-28.89 E-139-34-49.49</text:p>
          </table:table-cell>
          <table:table-cell table:style-name="ce29" table:formula="of:=IF([.E35]=&quot;&quot;;[.C35];CONCATENATE([.C35];&quot; / &quot;;[.E35]))" office:value-type="string" office:string-value=":m Other / やること / 朝、台所での支度 / 東和の仕事の日">
            <text:p>:m Other / やること / 朝、台所での支度 / 東和の仕事の日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19-11-25_21-03-18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49.6</text:p>
          </table:table-cell>
          <table:table-cell table:style-name="ce29" table:formula="of:=IF([.E36]=&quot;&quot;;[.C36];CONCATENATE([.C36];&quot; / &quot;;[.E36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19-11-26_09-23-03_000.jpg</text:p>
          </table:table-cell>
          <table:table-cell table:style-name="ce14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8.6 E-139-34-49.16</text:p>
          </table:table-cell>
          <table:table-cell table:style-name="ce29" table:formula="of:=IF([.E37]=&quot;&quot;;[.C37];CONCATENATE([.C37];&quot; / &quot;;[.E37]))" office:value-type="string" office:string-value=":m :PHOTO 起きた時刻 / 2019">
            <text:p>:m :PHOTO 起きた時刻 / 2019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09-27_00-24-40_000.m4a</text:p>
          </table:table-cell>
          <table:table-cell table:style-name="ce6" office:value-type="string">
            <text:p>:VOICE-MEMO / @自宅 / thoughts,考え / 「会社をやっている」からとかで、人の上下を定めない</text:p>
          </table:table-cell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string" office:string-value=":VOICE-MEMO / @自宅 / thoughts,考え / 「会社をやっている」からとかで、人の上下を定めない">
            <text:p>:VOICE-MEMO / @自宅 / thoughts,考え / 「会社をやっている」からとかで、人の上下を定めな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09-27_06-04-16_000.m4a</text:p>
          </table:table-cell>
          <table:table-cell table:style-name="ce6" office:value-type="string">
            <text:p>:VOICE-MEMO / @自宅 / 思ったこと / 米国のトランプへの民主党からの批判について</text:p>
          </table:table-cell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string" office:string-value=":VOICE-MEMO / @自宅 / 思ったこと / 米国のトランプへの民主党からの批判について">
            <text:p>:VOICE-MEMO / @自宅 / 思ったこと / 米国のトランプへの民主党からの批判について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39]+1" office:value-type="float" office:value="39">
            <text:p>39</text:p>
          </table:table-cell>
          <table:table-cell table:style-name="ce3" office:value-type="string">
            <text:p>2019-09-27_08-55-45_000.m4a</text:p>
          </table:table-cell>
          <table:table-cell table:style-name="ce20" office:value-type="string">
            <text:p>:VOICE-MEMO / @自宅 / diary / 記録 / 眠い</text:p>
          </table:table-cell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string" office:string-value=":VOICE-MEMO / @自宅 / diary / 記録 / 眠い">
            <text:p>:VOICE-MEMO / @自宅 / diary / 記録 / 眠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0]+1" office:value-type="float" office:value="40">
            <text:p>40</text:p>
          </table:table-cell>
          <table:table-cell table:style-name="ce3" office:value-type="string">
            <text:p>2019-09-27_09-20-26_000.m4a</text:p>
          </table:table-cell>
          <table:table-cell table:style-name="ce14" office:value-type="string">
            <text:p>:VOICE-MEMO / @自室 / idea,lets / res、鳥 / すでに作った、鳥の声のクリップ、また聴き直す、</text:p>
          </table:table-cell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string" office:string-value=":VOICE-MEMO / @自室 / idea,lets / res、鳥 / すでに作った、鳥の声のクリップ、また聴き直す、">
            <text:p>:VOICE-MEMO / @自室 / idea,lets / res、鳥 / すでに作った、鳥の声のクリップ、また聴き直す、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1]+1" office:value-type="float" office:value="41">
            <text:p>41</text:p>
          </table:table-cell>
          <table:table-cell table:style-name="ce3" office:value-type="string">
            <text:p>2019-09-27_18-59-49_000.m4a</text:p>
          </table:table-cell>
          <table:table-cell table:style-name="ce14" office:value-type="string">
            <text:p>:VOICE-MEMO / @自室 / idea,lets / gt / song-1のビデオを集める、１つのフォルダーにまとめておく</text:p>
          </table:table-cell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string" office:string-value=":VOICE-MEMO / @自室 / idea,lets / gt / song-1のビデオを集める、１つのフォルダーにまとめておく">
            <text:p>:VOICE-MEMO / @自室 / idea,lets / gt / song-1のビデオを集める、１つのフォルダーにまとめておく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2]+1" office:value-type="float" office:value="42">
            <text:p>42</text:p>
          </table:table-cell>
          <table:table-cell table:style-name="ce3" office:value-type="string">
            <text:p>2019-09-27_19-01-27_000.m4a</text:p>
          </table:table-cell>
          <table:table-cell table:style-name="ce14" office:value-type="string">
            <text:p>:VOICE-MEMO / @自室 / idea,lets / 「本」用のジップロック / もう１つ、作ろう</text:p>
          </table:table-cell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string" office:string-value=":VOICE-MEMO / @自室 / idea,lets / 「本」用のジップロック / もう１つ、作ろう">
            <text:p>:VOICE-MEMO / @自室 / idea,lets / 「本」用のジップロック / もう１つ、作ろ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3]+1" office:value-type="float" office:value="43">
            <text:p>43</text:p>
          </table:table-cell>
          <table:table-cell table:style-name="ce3" office:value-type="string">
            <text:p>2019-09-27_19-06-36_000.m4a</text:p>
          </table:table-cell>
          <table:table-cell table:style-name="ce14" office:value-type="string">
            <text:p>:VOICE-MEMO / @自室 / idea,lets / gt / song-1 / 何回か聴いていて、あまりいい曲でもないな、と思い始めたら、何が気持ちいいかなと、手を加えていく</text:p>
          </table:table-cell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string" office:string-value=":VOICE-MEMO / @自室 / idea,lets / gt / song-1 / 何回か聴いていて、あまりいい曲でもないな、と思い始めたら、何が気持ちいいかなと、手を加えていく">
            <text:p>:VOICE-MEMO / @自室 / idea,lets / gt / song-1 / 何回か聴いていて、あまりいい曲でもないな、と思い始めたら、何が気持ちいいかなと、手を加えていく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4]+1" office:value-type="float" office:value="44">
            <text:p>44</text:p>
          </table:table-cell>
          <table:table-cell table:style-name="ce3" office:value-type="string">
            <text:p>2019-09-27_19-55-43_000.m4a</text:p>
          </table:table-cell>
          <table:table-cell table:style-name="ce14" office:value-type="string">
            <text:p>:VOICE-MEMO / @自室 / idea,lets / res / ツボや筋肉や健康について、調べ物をしてみる</text:p>
          </table:table-cell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string" office:string-value=":VOICE-MEMO / @自室 / idea,lets / res / ツボや筋肉や健康について、調べ物をしてみる">
            <text:p>:VOICE-MEMO / @自室 / idea,lets / res / ツボや筋肉や健康について、調べ物をしてみ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5]+1" office:value-type="float" office:value="45">
            <text:p>45</text:p>
          </table:table-cell>
          <table:table-cell table:style-name="ce3" office:value-type="string">
            <text:p>2019-11-24_16-11-18_000.mov</text:p>
          </table:table-cell>
          <table:table-cell table:style-name="ce6" office:value-type="string">
            <text:p>:VIDEO / @自宅 / メモ / kb,keyboard / 演奏、play / k-1124-1 / f-13.n</text:p>
          </table:table-cell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string" office:string-value=":VIDEO / @自宅 / メモ / kb,keyboard / 演奏、play / k-1124-1 / f-13.n">
            <text:p>:VIDEO / @自宅 / メモ / kb,keyboard / 演奏、play / k-1124-1 / f-13.n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6]+1" office:value-type="float" office:value="46">
            <text:p>46</text:p>
          </table:table-cell>
          <table:table-cell table:style-name="ce3" office:value-type="string">
            <text:p>2019-11-24_16-16-22_000.mov</text:p>
          </table:table-cell>
          <table:table-cell table:style-name="ce6" office:value-type="string">
            <text:p>:VIDEO / @自宅 / メモ / kb,keyboard / 演奏、play / k-1124-2 / f-14.n</text:p>
          </table:table-cell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string" office:string-value=":VIDEO / @自宅 / メモ / kb,keyboard / 演奏、play / k-1124-2 / f-14.n">
            <text:p>:VIDEO / @自宅 / メモ / kb,keyboard / 演奏、play / k-1124-2 / f-14.n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7]+1" office:value-type="float" office:value="47">
            <text:p>47</text:p>
          </table:table-cell>
          <table:table-cell table:style-name="ce3" office:value-type="string">
            <text:p>2019-11-24_16-56-42_000.mov</text:p>
          </table:table-cell>
          <table:table-cell table:style-name="ce6" office:value-type="string">
            <text:p>:VIDEO / @自宅 / メモ / guitar,gt / 演奏、play / g-1124-1 / f-91 n,k.D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string" office:string-value=":VIDEO / @自宅 / メモ / guitar,gt / 演奏、play / g-1124-1 / f-91 n,k.D,R=1">
            <text:p>:VIDEO / @自宅 / メモ / guitar,gt / 演奏、play / g-1124-1 / f-91 n,k.D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8]+1" office:value-type="float" office:value="48">
            <text:p>48</text:p>
          </table:table-cell>
          <table:table-cell table:style-name="ce3" office:value-type="string">
            <text:p>2019-11-24_17-38-27_000.mov</text:p>
          </table:table-cell>
          <table:table-cell table:style-name="ce6" office:value-type="string">
            <text:p>:VIDEO / @自宅 / メモ / guitar,gt / 演奏、play / g-1124-2 / f-91 memo</text:p>
          </table:table-cell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string" office:string-value=":VIDEO / @自宅 / メモ / guitar,gt / 演奏、play / g-1124-2 / f-91 memo">
            <text:p>:VIDEO / @自宅 / メモ / guitar,gt / 演奏、play / g-1124-2 / f-91 memo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49]+1" office:value-type="float" office:value="49">
            <text:p>49</text:p>
          </table:table-cell>
          <table:table-cell table:style-name="ce3" office:value-type="string">
            <text:p>2019-11-24_18-00-10_000.mov</text:p>
          </table:table-cell>
          <table:table-cell table:style-name="ce6" office:value-type="string">
            <text:p>:VIDEO / @自宅 / メモ / guitar,gt / 演奏、play / g-1124-3 / f-90 memo,3-notes;4-notes,R=3</text:p>
          </table:table-cell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string" office:string-value=":VIDEO / @自宅 / メモ / guitar,gt / 演奏、play / g-1124-3 / f-90 memo,3-notes;4-notes,R=3">
            <text:p>:VIDEO / @自宅 / メモ / guitar,gt / 演奏、play / g-1124-3 / f-90 memo,3-notes;4-notes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50]+1" office:value-type="float" office:value="50">
            <text:p>50</text:p>
          </table:table-cell>
          <table:table-cell table:style-name="ce3" office:value-type="string">
            <text:p>2019-11-25_04-44-39_000.mov</text:p>
          </table:table-cell>
          <table:table-cell table:style-name="ce3" office:value-type="string">
            <text:p>:VIDEO / @自宅 / 体操 / 朝 / ランニング / vars / 両足を床から離す</text:p>
          </table:table-cell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string" office:string-value=":VIDEO / @自宅 / 体操 / 朝 / ランニング / vars / 両足を床から離す">
            <text:p>:VIDEO / @自宅 / 体操 / 朝 / ランニング / vars / 両足を床から離す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51]+1" office:value-type="float" office:value="51">
            <text:p>51</text:p>
          </table:table-cell>
          <table:table-cell table:style-name="ce3" office:value-type="string">
            <text:p>2019-11-25_05-00-08_000.mov</text:p>
          </table:table-cell>
          <table:table-cell table:style-name="ce3" office:value-type="string">
            <text:p>:VIDEO / @自室 / 記録 / diary / about=外の様子、大気、霧 / t=朝 / 霧が出ている</text:p>
          </table:table-cell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string" office:string-value=":VIDEO / @自室 / 記録 / diary / about=外の様子、大気、霧 / t=朝 / 霧が出ている">
            <text:p>:VIDEO / @自室 / 記録 / diary / about=外の様子、大気、霧 / t=朝 / 霧が出てい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52]+1" office:value-type="float" office:value="52">
            <text:p>52</text:p>
          </table:table-cell>
          <table:table-cell table:style-name="ce3" office:value-type="string">
            <text:p>2019-11-25_23-19-08_000.m4a</text:p>
          </table:table-cell>
          <table:table-cell table:style-name="ce14" office:value-type="string">
            <text:p>:VOICE-MEMO / @自室 / idea,lets / kb / k-1124-1 / 曲のアレンジ</text:p>
          </table:table-cell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string" office:string-value=":VOICE-MEMO / @自室 / idea,lets / kb / k-1124-1 / 曲のアレンジ">
            <text:p>:VOICE-MEMO / @自室 / idea,lets / kb / k-1124-1 / 曲のアレンジ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53]+1" office:value-type="float" office:value="53">
            <text:p>53</text:p>
          </table:table-cell>
          <table:table-cell table:style-name="ce3" office:value-type="string">
            <text:p>2019-11-26_09-23-59_000.m4a</text:p>
          </table:table-cell>
          <table:table-cell table:style-name="ce14" office:value-type="string">
            <text:p>:VOICE-MEMO / @自室 / tome / 神様は何を言おうとしているのか、本を読むのとは別に、神様に聞いてみる、そして、しばらく置いておく</text:p>
          </table:table-cell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string" office:string-value=":VOICE-MEMO / @自室 / tome / 神様は何を言おうとしているのか、本を読むのとは別に、神様に聞いてみる、そして、しばらく置いておく">
            <text:p>:VOICE-MEMO / @自室 / tome / 神様は何を言おうとしているのか、本を読むのとは別に、神様に聞いてみる、そして、しばらく置いておく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19">
            <text:p>1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54">
            <text:p>5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54">
            <text:p>5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5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54])" office:value-type="float" office:value="53">
            <text:p>5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5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5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5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5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54];[.B542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54];[.B54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5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51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31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2019/11/26</text:date>, <text:time>11:40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6T11:40:23.59</dc:date>
    <dc:creator>iwabuchi ken</dc:creator>
    <meta:editing-duration>P13DT16H5M55S</meta:editing-duration>
    <meta:editing-cycles>5538</meta:editing-cycles>
    <meta:document-statistic meta:table-count="1" meta:cell-count="840" meta:object-count="0"/>
  </office:meta>
</office:document-meta>
</file>